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214EE7C8E202655BCC.png" manifest:media-type="image/png"/>
  <manifest:file-entry manifest:full-path="Pictures/100002010000050000000246C09357F9A20746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0110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1" text:anchor-type="paragraph" svg:width="17cm" svg:height="7.729cm" draw:z-index="0"><draw:image xlink:href="Pictures/100002010000050000000246C09357F9A20746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draw:frame draw:style-name="fr1" draw:name="Imatge2" text:anchor-type="paragraph" svg:width="17cm" svg:height="7.237cm" draw:z-index="1"><draw:image xlink:href="Pictures/1000020100000500000002214EE7C8E202655BCC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8:37:49.763622231</meta:creation-date>
    <dc:date>2018-12-19T18:53:45.219727669</dc:date>
    <meta:editing-duration>PT15M59S</meta:editing-duration>
    <meta:editing-cycles>2</meta:editing-cycles>
    <meta:generator>LibreOffice/6.0.6.2$Linux_X86_64 LibreOffice_project/0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